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17b2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paragraph-rsid="000117b2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Comic Sans MS" officeooo:paragraph-rsid="000117b2"/>
    </style:style>
    <style:style style:name="P4" style:family="paragraph" style:parent-style-name="Standard">
      <style:text-properties style:font-name="Comic Sans MS" officeooo:paragraph-rsid="000331e6"/>
    </style:style>
    <style:style style:name="P5" style:family="paragraph" style:parent-style-name="Standard">
      <style:text-properties style:font-name="Comic Sans MS" officeooo:paragraph-rsid="0004e16c"/>
    </style:style>
    <style:style style:name="T1" style:family="text">
      <style:text-properties officeooo:rsid="000117b2"/>
    </style:style>
    <style:style style:name="T2" style:family="text">
      <style:text-properties officeooo:rsid="000331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4e3 - Séquence I : évaluation intermédiaire</text:span></text:h>
      <text:p text:style-name="P1"><text:span text:style-name="T1"/></text:p>
      <text:p text:style-name="P2"><text:span text:style-name="T1">Répondez aux questions suivantes (en rédigeant vos réponses).</text:span></text:p>
      <text:p text:style-name="P1"><text:span text:style-name="T1"/></text:p>
      <text:p text:style-name="P3"><text:span text:style-name="T1">1) Quelles sont les questions auxquelles répond généralement un incipit ? (/ 1)</text:span></text:p>
      <text:p text:style-name="P3"><text:span text:style-name="T1">…......................................................................…..................................................................................</text:span></text:p>
      <text:p text:style-name="P3"><text:span text:style-name="T1">…......................................................................…..................................................................................</text:span></text:p>
      <text:p text:style-name="P3"><text:span text:style-name="T1"/></text:p>
      <text:p text:style-name="P3"><text:span text:style-name="T1"/></text:p>
      <text:p text:style-name="P3"><text:span text:style-name="T1">2) Quelles sont les fonctions de l'incipit dans une nouvelle réaliste ? (/ 4)</text:span></text:p>
      <text:p text:style-name="P3"><text:span text:style-name="T1">…......................................................................…..................................................................................</text:span></text:p>
      <text:p text:style-name="P3"><text:span text:style-name="T1">…......................................................................…..................................................................................</text:span></text:p>
      <text:p text:style-name="P3"><text:span text:style-name="T1">…......................................................................…..................................................................................</text:span></text:p>
      <text:p text:style-name="P3"><text:span text:style-name="T1">…......................................................................…..................................................................................</text:span></text:p>
      <text:p text:style-name="P3"><text:span text:style-name="T1">…......................................................................…..................................................................................</text:span></text:p>
      <text:p text:style-name="P3"><text:span text:style-name="T1">…......................................................................…..................................................................................</text:span></text:p>
      <text:p text:style-name="P3"><text:span text:style-name="T1"/></text:p>
      <text:p text:style-name="P3"><text:span text:style-name="T1"/></text:p>
      <text:p text:style-name="P3"><text:span text:style-name="T1">3) </text:span><text:span text:style-name="T2">Qu'est-ce qu'un connecteur temporel ? Indiquez les catégories grammaticales les plus fréquentes, le type de déroulement chronologique qu'ils peuvent exprimer et quelles relations chronologiques entre les actions ils peuvent signifier.</text:span></text:p>
      <text:p text:style-name="P3"><text:span text:style-name="T2"/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5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/></text:p>
      <text:p text:style-name="P4"><text:span text:style-name="T1"/></text:p>
      <text:p text:style-name="P4"><text:span text:style-name="T2">4) Quels sont les éléments qui concourent à créer un effet de réalité dans la nouvelle réaliste ?</text:span></text:p>
      <text:p text:style-name="P3"><text:span text:style-name="T2"/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  <text:p text:style-name="P4"><text:span text:style-name="T1">…......................................................................…............................................................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13:57:05.98</meta:creation-date>
    <dc:date>2013-09-20T14:11:37.03</dc:date>
    <meta:editing-duration>PT9M19S</meta:editing-duration>
    <meta:editing-cycles>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28" meta:word-count="113" meta:character-count="4136" meta:non-whitespace-character-count="4051"/>
  </office:meta>
</office:document-meta>
</file>